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GLAGE HEUR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ECRAN 3</text:p>
          </table:table-cell>
          <table:covered-table-cell table:number-columns-repeated="7" table:style-name="ce8"/>
          <table:table-cell/>
          <table:table-cell table:style-name="Default"/>
          <table:table-cell table:style-name="ce12" office:value-type="string" calcext:value-type="string" table:number-columns-spanned="8" table:number-rows-spanned="1">
            <text:p>ECRAN 2</text:p>
          </table:table-cell>
          <table:covered-table-cell table:number-columns-repeated="7" table:style-name="ce18"/>
          <table:table-cell table:number-columns-repeated="2"/>
          <table:table-cell table:style-name="ce21" office:value-type="string" calcext:value-type="string" table:number-columns-spanned="8" table:number-rows-spanned="1">
            <text:p>ECRAN 1</text:p>
          </table:table-cell>
          <table:covered-table-cell table:number-columns-repeated="7" table:style-name="ce27"/>
          <table:table-cell table:number-columns-repeated="2"/>
          <table:table-cell table:style-name="ce30" office:value-type="string" calcext:value-type="string" table:number-columns-spanned="8" table:number-rows-spanned="1">
            <text:p>ECRAN 0</text:p>
          </table:table-cell>
          <table:covered-table-cell table:number-columns-repeated="7" table:style-name="ce36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11"/>
          <table:table-cell table:style-name="Default"/>
          <table:table-cell table:style-name="ce13" table:number-columns-repeated="8"/>
          <table:table-cell table:number-columns-repeated="2"/>
          <table:table-cell table:style-name="ce22" table:number-columns-repeated="8"/>
          <table:table-cell table:number-columns-repeated="2"/>
          <table:table-cell table:style-name="ce31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5];&quot;0&quot;);TEXT([.D5];&quot;0&quot;);TEXT([.E5];&quot;0&quot;);TEXT([.F5];&quot;0&quot;);TEXT([.G5];&quot;0&quot;);TEXT([.H5];&quot;0&quot;);TEXT([.I5];&quot;0&quot;);TEXT([.J5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5];&quot;0&quot;);TEXT([.N5];&quot;0&quot;);TEXT([.O5];&quot;0&quot;);TEXT([.P5];&quot;0&quot;);TEXT([.Q5];&quot;0&quot;);TEXT([.R5];&quot;0&quot;);TEXT([.S5];&quot;0&quot;);TEXT([.T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5];&quot;0&quot;);TEXT([.X5];&quot;0&quot;);TEXT([.Y5];&quot;0&quot;);TEXT([.Z5];&quot;0&quot;);TEXT([.AA5];&quot;0&quot;);TEXT([.AB5];&quot;0&quot;);TEXT([.AC5];&quot;0&quot;);TEXT([.AD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5];&quot;0&quot;);TEXT([.AH5];&quot;0&quot;);TEXT([.AI5];&quot;0&quot;);TEXT([.AJ5];&quot;0&quot;);TEXT([.AK5];&quot;0&quot;);TEXT([.AL5];&quot;0&quot;);TEXT([.AM5];&quot;0&quot;);TEXT([.AN5];&quot;0&quot;))" office:value-type="string" office:string-value="B00000000" calcext:value-type="string">
            <text:p>B00000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6];&quot;0&quot;);TEXT([.D6];&quot;0&quot;);TEXT([.E6];&quot;0&quot;);TEXT([.F6];&quot;0&quot;);TEXT([.G6];&quot;0&quot;);TEXT([.H6];&quot;0&quot;);TEXT([.I6];&quot;0&quot;);TEXT([.J6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6];&quot;0&quot;);TEXT([.N6];&quot;0&quot;);TEXT([.O6];&quot;0&quot;);TEXT([.P6];&quot;0&quot;);TEXT([.Q6];&quot;0&quot;);TEXT([.R6];&quot;0&quot;);TEXT([.S6];&quot;0&quot;);TEXT([.T6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6];&quot;0&quot;);TEXT([.X6];&quot;0&quot;);TEXT([.Y6];&quot;0&quot;);TEXT([.Z6];&quot;0&quot;);TEXT([.AA6];&quot;0&quot;);TEXT([.AB6];&quot;0&quot;);TEXT([.AC6];&quot;0&quot;);TEXT([.AD6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6];&quot;0&quot;);TEXT([.AH6];&quot;0&quot;);TEXT([.AI6];&quot;0&quot;);TEXT([.AJ6];&quot;0&quot;);TEXT([.AK6];&quot;0&quot;);TEXT([.AL6];&quot;0&quot;);TEXT([.AM6];&quot;0&quot;);TEXT([.AN6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7];&quot;0&quot;);TEXT([.D7];&quot;0&quot;);TEXT([.E7];&quot;0&quot;);TEXT([.F7];&quot;0&quot;);TEXT([.G7];&quot;0&quot;);TEXT([.H7];&quot;0&quot;);TEXT([.I7];&quot;0&quot;);TEXT([.J7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7];&quot;0&quot;);TEXT([.N7];&quot;0&quot;);TEXT([.O7];&quot;0&quot;);TEXT([.P7];&quot;0&quot;);TEXT([.Q7];&quot;0&quot;);TEXT([.R7];&quot;0&quot;);TEXT([.S7];&quot;0&quot;);TEXT([.T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7];&quot;0&quot;);TEXT([.X7];&quot;0&quot;);TEXT([.Y7];&quot;0&quot;);TEXT([.Z7];&quot;0&quot;);TEXT([.AA7];&quot;0&quot;);TEXT([.AB7];&quot;0&quot;);TEXT([.AC7];&quot;0&quot;);TEXT([.AD7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7];&quot;0&quot;);TEXT([.AH7];&quot;0&quot;);TEXT([.AI7];&quot;0&quot;);TEXT([.AJ7];&quot;0&quot;);TEXT([.AK7];&quot;0&quot;);TEXT([.AL7];&quot;0&quot;);TEXT([.AM7];&quot;0&quot;);TEXT([.AN7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8];&quot;0&quot;);TEXT([.D8];&quot;0&quot;);TEXT([.E8];&quot;0&quot;);TEXT([.F8];&quot;0&quot;);TEXT([.G8];&quot;0&quot;);TEXT([.H8];&quot;0&quot;);TEXT([.I8];&quot;0&quot;);TEXT([.J8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8];&quot;0&quot;);TEXT([.N8];&quot;0&quot;);TEXT([.O8];&quot;0&quot;);TEXT([.P8];&quot;0&quot;);TEXT([.Q8];&quot;0&quot;);TEXT([.R8];&quot;0&quot;);TEXT([.S8];&quot;0&quot;);TEXT([.T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8];&quot;0&quot;);TEXT([.X8];&quot;0&quot;);TEXT([.Y8];&quot;0&quot;);TEXT([.Z8];&quot;0&quot;);TEXT([.AA8];&quot;0&quot;);TEXT([.AB8];&quot;0&quot;);TEXT([.AC8];&quot;0&quot;);TEXT([.AD8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8];&quot;0&quot;);TEXT([.AH8];&quot;0&quot;);TEXT([.AI8];&quot;0&quot;);TEXT([.AJ8];&quot;0&quot;);TEXT([.AK8];&quot;0&quot;);TEXT([.AL8];&quot;0&quot;);TEXT([.AM8];&quot;0&quot;);TEXT([.AN8];&quot;0&quot;))" office:value-type="string" office:string-value="B00111000" calcext:value-type="string">
            <text:p>B00111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9];&quot;0&quot;);TEXT([.D9];&quot;0&quot;);TEXT([.E9];&quot;0&quot;);TEXT([.F9];&quot;0&quot;);TEXT([.G9];&quot;0&quot;);TEXT([.H9];&quot;0&quot;);TEXT([.I9];&quot;0&quot;);TEXT([.J9];&quot;0&quot;))" office:value-type="string" office:string-value="B11111001" calcext:value-type="string">
            <text:p>B11111001</text:p>
          </table:table-cell>
          <table:table-cell table:style-name="ce11" table:formula="of:=CONCATENATE(&quot;B&quot;;TEXT([.M9];&quot;0&quot;);TEXT([.N9];&quot;0&quot;);TEXT([.O9];&quot;0&quot;);TEXT([.P9];&quot;0&quot;);TEXT([.Q9];&quot;0&quot;);TEXT([.R9];&quot;0&quot;);TEXT([.S9];&quot;0&quot;);TEXT([.T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9];&quot;0&quot;);TEXT([.X9];&quot;0&quot;);TEXT([.Y9];&quot;0&quot;);TEXT([.Z9];&quot;0&quot;);TEXT([.AA9];&quot;0&quot;);TEXT([.AB9];&quot;0&quot;);TEXT([.AC9];&quot;0&quot;);TEXT([.AD9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9];&quot;0&quot;);TEXT([.AH9];&quot;0&quot;);TEXT([.AI9];&quot;0&quot;);TEXT([.AJ9];&quot;0&quot;);TEXT([.AK9];&quot;0&quot;);TEXT([.AL9];&quot;0&quot;);TEXT([.AM9];&quot;0&quot;);TEXT([.AN9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10];&quot;0&quot;);TEXT([.D10];&quot;0&quot;);TEXT([.E10];&quot;0&quot;);TEXT([.F10];&quot;0&quot;);TEXT([.G10];&quot;0&quot;);TEXT([.H10];&quot;0&quot;);TEXT([.I10];&quot;0&quot;);TEXT([.J10];&quot;0&quot;))" office:value-type="string" office:string-value="B10000001" calcext:value-type="string">
            <text:p>B10000001</text:p>
          </table:table-cell>
          <table:table-cell table:style-name="ce11" table:formula="of:=CONCATENATE(&quot;B&quot;;TEXT([.M10];&quot;0&quot;);TEXT([.N10];&quot;0&quot;);TEXT([.O10];&quot;0&quot;);TEXT([.P10];&quot;0&quot;);TEXT([.Q10];&quot;0&quot;);TEXT([.R10];&quot;0&quot;);TEXT([.S10];&quot;0&quot;);TEXT([.T1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0];&quot;0&quot;);TEXT([.X10];&quot;0&quot;);TEXT([.Y10];&quot;0&quot;);TEXT([.Z10];&quot;0&quot;);TEXT([.AA10];&quot;0&quot;);TEXT([.AB10];&quot;0&quot;);TEXT([.AC10];&quot;0&quot;);TEXT([.AD10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10];&quot;0&quot;);TEXT([.AH10];&quot;0&quot;);TEXT([.AI10];&quot;0&quot;);TEXT([.AJ10];&quot;0&quot;);TEXT([.AK10];&quot;0&quot;);TEXT([.AL10];&quot;0&quot;);TEXT([.AM10];&quot;0&quot;);TEXT([.AN10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11];&quot;0&quot;);TEXT([.D11];&quot;0&quot;);TEXT([.E11];&quot;0&quot;);TEXT([.F11];&quot;0&quot;);TEXT([.G11];&quot;0&quot;);TEXT([.H11];&quot;0&quot;);TEXT([.I11];&quot;0&quot;);TEXT([.J11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11];&quot;0&quot;);TEXT([.N11];&quot;0&quot;);TEXT([.O11];&quot;0&quot;);TEXT([.P11];&quot;0&quot;);TEXT([.Q11];&quot;0&quot;);TEXT([.R11];&quot;0&quot;);TEXT([.S11];&quot;0&quot;);TEXT([.T1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1];&quot;0&quot;);TEXT([.X11];&quot;0&quot;);TEXT([.Y11];&quot;0&quot;);TEXT([.Z11];&quot;0&quot;);TEXT([.AA11];&quot;0&quot;);TEXT([.AB11];&quot;0&quot;);TEXT([.AC11];&quot;0&quot;);TEXT([.AD11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11];&quot;0&quot;);TEXT([.AH11];&quot;0&quot;);TEXT([.AI11];&quot;0&quot;);TEXT([.AJ11];&quot;0&quot;);TEXT([.AK11];&quot;0&quot;);TEXT([.AL11];&quot;0&quot;);TEXT([.AM11];&quot;0&quot;);TEXT([.AN11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" table:formula="of:=CONCATENATE(&quot;B&quot;;TEXT([.C12];&quot;0&quot;);TEXT([.D12];&quot;0&quot;);TEXT([.E12];&quot;0&quot;);TEXT([.F12];&quot;0&quot;);TEXT([.G12];&quot;0&quot;);TEXT([.H12];&quot;0&quot;);TEXT([.I12];&quot;0&quot;);TEXT([.J12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12];&quot;0&quot;);TEXT([.N12];&quot;0&quot;);TEXT([.O12];&quot;0&quot;);TEXT([.P12];&quot;0&quot;);TEXT([.Q12];&quot;0&quot;);TEXT([.R12];&quot;0&quot;);TEXT([.S12];&quot;0&quot;);TEXT([.T12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2];&quot;0&quot;);TEXT([.X12];&quot;0&quot;);TEXT([.Y12];&quot;0&quot;);TEXT([.Z12];&quot;0&quot;);TEXT([.AA12];&quot;0&quot;);TEXT([.AB12];&quot;0&quot;);TEXT([.AC12];&quot;0&quot;);TEXT([.AD12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12];&quot;0&quot;);TEXT([.AH12];&quot;0&quot;);TEXT([.AI12];&quot;0&quot;);TEXT([.AJ12];&quot;0&quot;);TEXT([.AK12];&quot;0&quot;);TEXT([.AL12];&quot;0&quot;);TEXT([.AM12];&quot;0&quot;);TEXT([.AN12];&quot;0&quot;))" office:value-type="string" office:string-value="B00100010" calcext:value-type="string">
            <text:p>B00100010</text:p>
          </table:table-cell>
        </table:table-row>
        <table:table-row table:style-name="ro1">
          <table:table-cell table:number-columns-repeated="45"/>
        </table:table-row>
        <table:table-row table:style-name="ro2">
          <table:table-cell table:number-columns-repeated="2"/>
          <table:table-cell table:style-name="ce3" table:number-columns-repeated="8"/>
          <table:table-cell table:number-columns-repeated="3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ECRAN 3</text:p>
          </table:table-cell>
          <table:covered-table-cell table:number-columns-repeated="7" table:style-name="ce9"/>
          <table:table-cell/>
          <table:table-cell table:style-name="Default"/>
          <table:table-cell table:style-name="ce14" office:value-type="string" calcext:value-type="string" table:number-columns-spanned="8" table:number-rows-spanned="1">
            <text:p>ECRAN 2</text:p>
          </table:table-cell>
          <table:covered-table-cell table:number-columns-repeated="7" table:style-name="ce19"/>
          <table:table-cell table:number-columns-repeated="2"/>
          <table:table-cell table:style-name="ce23" office:value-type="string" calcext:value-type="string" table:number-columns-spanned="8" table:number-rows-spanned="1">
            <text:p>ECRAN 1</text:p>
          </table:table-cell>
          <table:covered-table-cell table:number-columns-repeated="7" table:style-name="ce28"/>
          <table:table-cell table:number-columns-repeated="2"/>
          <table:table-cell table:style-name="ce32" office:value-type="string" calcext:value-type="string" table:number-columns-spanned="8" table:number-rows-spanned="1">
            <text:p>ECRAN 0</text:p>
          </table:table-cell>
          <table:covered-table-cell table:number-columns-repeated="7" table:style-name="ce37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2"/>
          <table:table-cell table:style-name="ce5" table:number-columns-repeated="8"/>
          <table:table-cell/>
          <table:table-cell table:style-name="Default"/>
          <table:table-cell table:style-name="ce15" table:number-columns-repeated="8"/>
          <table:table-cell table:number-columns-repeated="2"/>
          <table:table-cell table:style-name="ce24" table:number-columns-repeated="8"/>
          <table:table-cell table:number-columns-repeated="2"/>
          <table:table-cell table:style-name="ce33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17];&quot;0&quot;);TEXT([.D17];&quot;0&quot;);TEXT([.E17];&quot;0&quot;);TEXT([.F17];&quot;0&quot;);TEXT([.G17];&quot;0&quot;);TEXT([.H17];&quot;0&quot;);TEXT([.I17];&quot;0&quot;);TEXT([.J17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17];&quot;0&quot;);TEXT([.N17];&quot;0&quot;);TEXT([.O17];&quot;0&quot;);TEXT([.P17];&quot;0&quot;);TEXT([.Q17];&quot;0&quot;);TEXT([.R17];&quot;0&quot;);TEXT([.S17];&quot;0&quot;);TEXT([.T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7];&quot;0&quot;);TEXT([.X17];&quot;0&quot;);TEXT([.Y17];&quot;0&quot;);TEXT([.Z17];&quot;0&quot;);TEXT([.AA17];&quot;0&quot;);TEXT([.AB17];&quot;0&quot;);TEXT([.AC17];&quot;0&quot;);TEXT([.AD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17];&quot;0&quot;);TEXT([.AH17];&quot;0&quot;);TEXT([.AI17];&quot;0&quot;);TEXT([.AJ17];&quot;0&quot;);TEXT([.AK17];&quot;0&quot;);TEXT([.AL17];&quot;0&quot;);TEXT([.AM17];&quot;0&quot;);TEXT([.AN17];&quot;0&quot;))" office:value-type="string" office:string-value="B00000000" calcext:value-type="string">
            <text:p>B00000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18];&quot;0&quot;);TEXT([.D18];&quot;0&quot;);TEXT([.E18];&quot;0&quot;);TEXT([.F18];&quot;0&quot;);TEXT([.G18];&quot;0&quot;);TEXT([.H18];&quot;0&quot;);TEXT([.I18];&quot;0&quot;);TEXT([.J18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18];&quot;0&quot;);TEXT([.N18];&quot;0&quot;);TEXT([.O18];&quot;0&quot;);TEXT([.P18];&quot;0&quot;);TEXT([.Q18];&quot;0&quot;);TEXT([.R18];&quot;0&quot;);TEXT([.S18];&quot;0&quot;);TEXT([.T1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8];&quot;0&quot;);TEXT([.X18];&quot;0&quot;);TEXT([.Y18];&quot;0&quot;);TEXT([.Z18];&quot;0&quot;);TEXT([.AA18];&quot;0&quot;);TEXT([.AB18];&quot;0&quot;);TEXT([.AC18];&quot;0&quot;);TEXT([.AD18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18];&quot;0&quot;);TEXT([.AH18];&quot;0&quot;);TEXT([.AI18];&quot;0&quot;);TEXT([.AJ18];&quot;0&quot;);TEXT([.AK18];&quot;0&quot;);TEXT([.AL18];&quot;0&quot;);TEXT([.AM18];&quot;0&quot;);TEXT([.AN18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19];&quot;0&quot;);TEXT([.D19];&quot;0&quot;);TEXT([.E19];&quot;0&quot;);TEXT([.F19];&quot;0&quot;);TEXT([.G19];&quot;0&quot;);TEXT([.H19];&quot;0&quot;);TEXT([.I19];&quot;0&quot;);TEXT([.J19];&quot;0&quot;))" office:value-type="string" office:string-value="B10101001" calcext:value-type="string">
            <text:p>B10101001</text:p>
          </table:table-cell>
          <table:table-cell table:style-name="ce11" table:formula="of:=CONCATENATE(&quot;B&quot;;TEXT([.M19];&quot;0&quot;);TEXT([.N19];&quot;0&quot;);TEXT([.O19];&quot;0&quot;);TEXT([.P19];&quot;0&quot;);TEXT([.Q19];&quot;0&quot;);TEXT([.R19];&quot;0&quot;);TEXT([.S19];&quot;0&quot;);TEXT([.T1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9];&quot;0&quot;);TEXT([.X19];&quot;0&quot;);TEXT([.Y19];&quot;0&quot;);TEXT([.Z19];&quot;0&quot;);TEXT([.AA19];&quot;0&quot;);TEXT([.AB19];&quot;0&quot;);TEXT([.AC19];&quot;0&quot;);TEXT([.AD19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19];&quot;0&quot;);TEXT([.AH19];&quot;0&quot;);TEXT([.AI19];&quot;0&quot;);TEXT([.AJ19];&quot;0&quot;);TEXT([.AK19];&quot;0&quot;);TEXT([.AL19];&quot;0&quot;);TEXT([.AM19];&quot;0&quot;);TEXT([.AN19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0];&quot;0&quot;);TEXT([.D20];&quot;0&quot;);TEXT([.E20];&quot;0&quot;);TEXT([.F20];&quot;0&quot;);TEXT([.G20];&quot;0&quot;);TEXT([.H20];&quot;0&quot;);TEXT([.I20];&quot;0&quot;);TEXT([.J20];&quot;0&quot;))" office:value-type="string" office:string-value="B10011001" calcext:value-type="string">
            <text:p>B10011001</text:p>
          </table:table-cell>
          <table:table-cell table:style-name="ce11" table:formula="of:=CONCATENATE(&quot;B&quot;;TEXT([.M20];&quot;0&quot;);TEXT([.N20];&quot;0&quot;);TEXT([.O20];&quot;0&quot;);TEXT([.P20];&quot;0&quot;);TEXT([.Q20];&quot;0&quot;);TEXT([.R20];&quot;0&quot;);TEXT([.S20];&quot;0&quot;);TEXT([.T2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0];&quot;0&quot;);TEXT([.X20];&quot;0&quot;);TEXT([.Y20];&quot;0&quot;);TEXT([.Z20];&quot;0&quot;);TEXT([.AA20];&quot;0&quot;);TEXT([.AB20];&quot;0&quot;);TEXT([.AC20];&quot;0&quot;);TEXT([.AD20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0];&quot;0&quot;);TEXT([.AH20];&quot;0&quot;);TEXT([.AI20];&quot;0&quot;);TEXT([.AJ20];&quot;0&quot;);TEXT([.AK20];&quot;0&quot;);TEXT([.AL20];&quot;0&quot;);TEXT([.AM20];&quot;0&quot;);TEXT([.AN20];&quot;0&quot;))" office:value-type="string" office:string-value="B00111000" calcext:value-type="string">
            <text:p>B00111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1];&quot;0&quot;);TEXT([.D21];&quot;0&quot;);TEXT([.E21];&quot;0&quot;);TEXT([.F21];&quot;0&quot;);TEXT([.G21];&quot;0&quot;);TEXT([.H21];&quot;0&quot;);TEXT([.I21];&quot;0&quot;);TEXT([.J21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21];&quot;0&quot;);TEXT([.N21];&quot;0&quot;);TEXT([.O21];&quot;0&quot;);TEXT([.P21];&quot;0&quot;);TEXT([.Q21];&quot;0&quot;);TEXT([.R21];&quot;0&quot;);TEXT([.S21];&quot;0&quot;);TEXT([.T2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1];&quot;0&quot;);TEXT([.X21];&quot;0&quot;);TEXT([.Y21];&quot;0&quot;);TEXT([.Z21];&quot;0&quot;);TEXT([.AA21];&quot;0&quot;);TEXT([.AB21];&quot;0&quot;);TEXT([.AC21];&quot;0&quot;);TEXT([.AD21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1];&quot;0&quot;);TEXT([.AH21];&quot;0&quot;);TEXT([.AI21];&quot;0&quot;);TEXT([.AJ21];&quot;0&quot;);TEXT([.AK21];&quot;0&quot;);TEXT([.AL21];&quot;0&quot;);TEXT([.AM21];&quot;0&quot;);TEXT([.AN21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2];&quot;0&quot;);TEXT([.D22];&quot;0&quot;);TEXT([.E22];&quot;0&quot;);TEXT([.F22];&quot;0&quot;);TEXT([.G22];&quot;0&quot;);TEXT([.H22];&quot;0&quot;);TEXT([.I22];&quot;0&quot;);TEXT([.J22];&quot;0&quot;))" office:value-type="string" office:string-value="B10000001" calcext:value-type="string">
            <text:p>B10000001</text:p>
          </table:table-cell>
          <table:table-cell table:style-name="ce11" table:formula="of:=CONCATENATE(&quot;B&quot;;TEXT([.M22];&quot;0&quot;);TEXT([.N22];&quot;0&quot;);TEXT([.O22];&quot;0&quot;);TEXT([.P22];&quot;0&quot;);TEXT([.Q22];&quot;0&quot;);TEXT([.R22];&quot;0&quot;);TEXT([.S22];&quot;0&quot;);TEXT([.T22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2];&quot;0&quot;);TEXT([.X22];&quot;0&quot;);TEXT([.Y22];&quot;0&quot;);TEXT([.Z22];&quot;0&quot;);TEXT([.AA22];&quot;0&quot;);TEXT([.AB22];&quot;0&quot;);TEXT([.AC22];&quot;0&quot;);TEXT([.AD22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2];&quot;0&quot;);TEXT([.AH22];&quot;0&quot;);TEXT([.AI22];&quot;0&quot;);TEXT([.AJ22];&quot;0&quot;);TEXT([.AK22];&quot;0&quot;);TEXT([.AL22];&quot;0&quot;);TEXT([.AM22];&quot;0&quot;);TEXT([.AN22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3];&quot;0&quot;);TEXT([.D23];&quot;0&quot;);TEXT([.E23];&quot;0&quot;);TEXT([.F23];&quot;0&quot;);TEXT([.G23];&quot;0&quot;);TEXT([.H23];&quot;0&quot;);TEXT([.I23];&quot;0&quot;);TEXT([.J23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23];&quot;0&quot;);TEXT([.N23];&quot;0&quot;);TEXT([.O23];&quot;0&quot;);TEXT([.P23];&quot;0&quot;);TEXT([.Q23];&quot;0&quot;);TEXT([.R23];&quot;0&quot;);TEXT([.S23];&quot;0&quot;);TEXT([.T23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3];&quot;0&quot;);TEXT([.X23];&quot;0&quot;);TEXT([.Y23];&quot;0&quot;);TEXT([.Z23];&quot;0&quot;);TEXT([.AA23];&quot;0&quot;);TEXT([.AB23];&quot;0&quot;);TEXT([.AC23];&quot;0&quot;);TEXT([.AD23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23];&quot;0&quot;);TEXT([.AH23];&quot;0&quot;);TEXT([.AI23];&quot;0&quot;);TEXT([.AJ23];&quot;0&quot;);TEXT([.AK23];&quot;0&quot;);TEXT([.AL23];&quot;0&quot;);TEXT([.AM23];&quot;0&quot;);TEXT([.AN23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11" table:formula="of:=CONCATENATE(&quot;B&quot;;TEXT([.C24];&quot;0&quot;);TEXT([.D24];&quot;0&quot;);TEXT([.E24];&quot;0&quot;);TEXT([.F24];&quot;0&quot;);TEXT([.G24];&quot;0&quot;);TEXT([.H24];&quot;0&quot;);TEXT([.I24];&quot;0&quot;);TEXT([.J24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24];&quot;0&quot;);TEXT([.N24];&quot;0&quot;);TEXT([.O24];&quot;0&quot;);TEXT([.P24];&quot;0&quot;);TEXT([.Q24];&quot;0&quot;);TEXT([.R24];&quot;0&quot;);TEXT([.S24];&quot;0&quot;);TEXT([.T24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4];&quot;0&quot;);TEXT([.X24];&quot;0&quot;);TEXT([.Y24];&quot;0&quot;);TEXT([.Z24];&quot;0&quot;);TEXT([.AA24];&quot;0&quot;);TEXT([.AB24];&quot;0&quot;);TEXT([.AC24];&quot;0&quot;);TEXT([.AD24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24];&quot;0&quot;);TEXT([.AH24];&quot;0&quot;);TEXT([.AI24];&quot;0&quot;);TEXT([.AJ24];&quot;0&quot;);TEXT([.AK24];&quot;0&quot;);TEXT([.AL24];&quot;0&quot;);TEXT([.AM24];&quot;0&quot;);TEXT([.AN24];&quot;0&quot;))" office:value-type="string" office:string-value="B00100010" calcext:value-type="string">
            <text:p>B00100010</text:p>
          </table:table-cell>
        </table:table-row>
        <table:table-row table:style-name="ro2" table:number-rows-repeated="2">
          <table:table-cell table:number-columns-repeated="4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ECRAN 3</text:p>
          </table:table-cell>
          <table:covered-table-cell table:number-columns-repeated="7" table:style-name="ce10"/>
          <table:table-cell/>
          <table:table-cell table:style-name="Default"/>
          <table:table-cell table:style-name="ce16" office:value-type="string" calcext:value-type="string" table:number-columns-spanned="8" table:number-rows-spanned="1">
            <text:p>ECRAN 2</text:p>
          </table:table-cell>
          <table:covered-table-cell table:number-columns-repeated="7" table:style-name="ce20"/>
          <table:table-cell table:number-columns-repeated="2"/>
          <table:table-cell table:style-name="ce25" office:value-type="string" calcext:value-type="string" table:number-columns-spanned="8" table:number-rows-spanned="1">
            <text:p>ECRAN 1</text:p>
          </table:table-cell>
          <table:covered-table-cell table:number-columns-repeated="7" table:style-name="ce29"/>
          <table:table-cell table:number-columns-repeated="2"/>
          <table:table-cell table:style-name="ce34" office:value-type="string" calcext:value-type="string" table:number-columns-spanned="8" table:number-rows-spanned="1">
            <text:p>ECRAN 0</text:p>
          </table:table-cell>
          <table:covered-table-cell table:number-columns-repeated="7" table:style-name="ce38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2"/>
          <table:table-cell table:style-name="ce7" table:number-columns-repeated="8"/>
          <table:table-cell/>
          <table:table-cell table:style-name="Default"/>
          <table:table-cell table:style-name="ce17" table:number-columns-repeated="8"/>
          <table:table-cell table:number-columns-repeated="2"/>
          <table:table-cell table:style-name="ce26" table:number-columns-repeated="8"/>
          <table:table-cell table:number-columns-repeated="2"/>
          <table:table-cell table:style-name="ce35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29];&quot;0&quot;);TEXT([.D29];&quot;0&quot;);TEXT([.E29];&quot;0&quot;);TEXT([.F29];&quot;0&quot;);TEXT([.G29];&quot;0&quot;);TEXT([.H29];&quot;0&quot;);TEXT([.I29];&quot;0&quot;);TEXT([.J29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29];&quot;0&quot;);TEXT([.N29];&quot;0&quot;);TEXT([.O29];&quot;0&quot;);TEXT([.P29];&quot;0&quot;);TEXT([.Q29];&quot;0&quot;);TEXT([.R29];&quot;0&quot;);TEXT([.S29];&quot;0&quot;);TEXT([.T2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9];&quot;0&quot;);TEXT([.X29];&quot;0&quot;);TEXT([.Y29];&quot;0&quot;);TEXT([.Z29];&quot;0&quot;);TEXT([.AA29];&quot;0&quot;);TEXT([.AB29];&quot;0&quot;);TEXT([.AC29];&quot;0&quot;);TEXT([.AD2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29];&quot;0&quot;);TEXT([.AH29];&quot;0&quot;);TEXT([.AI29];&quot;0&quot;);TEXT([.AJ29];&quot;0&quot;);TEXT([.AK29];&quot;0&quot;);TEXT([.AL29];&quot;0&quot;);TEXT([.AM29];&quot;0&quot;);TEXT([.AN29];&quot;0&quot;))" office:value-type="string" office:string-value="B00000000" calcext:value-type="string">
            <text:p>B00000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0];&quot;0&quot;);TEXT([.D30];&quot;0&quot;);TEXT([.E30];&quot;0&quot;);TEXT([.F30];&quot;0&quot;);TEXT([.G30];&quot;0&quot;);TEXT([.H30];&quot;0&quot;);TEXT([.I30];&quot;0&quot;);TEXT([.J30];&quot;0&quot;))" office:value-type="string" office:string-value="B01001010" calcext:value-type="string">
            <text:p>B01001010</text:p>
          </table:table-cell>
          <table:table-cell table:style-name="ce11" table:formula="of:=CONCATENATE(&quot;B&quot;;TEXT([.M30];&quot;0&quot;);TEXT([.N30];&quot;0&quot;);TEXT([.O30];&quot;0&quot;);TEXT([.P30];&quot;0&quot;);TEXT([.Q30];&quot;0&quot;);TEXT([.R30];&quot;0&quot;);TEXT([.S30];&quot;0&quot;);TEXT([.T3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0];&quot;0&quot;);TEXT([.X30];&quot;0&quot;);TEXT([.Y30];&quot;0&quot;);TEXT([.Z30];&quot;0&quot;);TEXT([.AA30];&quot;0&quot;);TEXT([.AB30];&quot;0&quot;);TEXT([.AC30];&quot;0&quot;);TEXT([.AD30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30];&quot;0&quot;);TEXT([.AH30];&quot;0&quot;);TEXT([.AI30];&quot;0&quot;);TEXT([.AJ30];&quot;0&quot;);TEXT([.AK30];&quot;0&quot;);TEXT([.AL30];&quot;0&quot;);TEXT([.AM30];&quot;0&quot;);TEXT([.AN30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1];&quot;0&quot;);TEXT([.D31];&quot;0&quot;);TEXT([.E31];&quot;0&quot;);TEXT([.F31];&quot;0&quot;);TEXT([.G31];&quot;0&quot;);TEXT([.H31];&quot;0&quot;);TEXT([.I31];&quot;0&quot;);TEXT([.J31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31];&quot;0&quot;);TEXT([.N31];&quot;0&quot;);TEXT([.O31];&quot;0&quot;);TEXT([.P31];&quot;0&quot;);TEXT([.Q31];&quot;0&quot;);TEXT([.R31];&quot;0&quot;);TEXT([.S31];&quot;0&quot;);TEXT([.T3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1];&quot;0&quot;);TEXT([.X31];&quot;0&quot;);TEXT([.Y31];&quot;0&quot;);TEXT([.Z31];&quot;0&quot;);TEXT([.AA31];&quot;0&quot;);TEXT([.AB31];&quot;0&quot;);TEXT([.AC31];&quot;0&quot;);TEXT([.AD31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1];&quot;0&quot;);TEXT([.AH31];&quot;0&quot;);TEXT([.AI31];&quot;0&quot;);TEXT([.AJ31];&quot;0&quot;);TEXT([.AK31];&quot;0&quot;);TEXT([.AL31];&quot;0&quot;);TEXT([.AM31];&quot;0&quot;);TEXT([.AN31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2];&quot;0&quot;);TEXT([.D32];&quot;0&quot;);TEXT([.E32];&quot;0&quot;);TEXT([.F32];&quot;0&quot;);TEXT([.G32];&quot;0&quot;);TEXT([.H32];&quot;0&quot;);TEXT([.I32];&quot;0&quot;);TEXT([.J32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32];&quot;0&quot;);TEXT([.N32];&quot;0&quot;);TEXT([.O32];&quot;0&quot;);TEXT([.P32];&quot;0&quot;);TEXT([.Q32];&quot;0&quot;);TEXT([.R32];&quot;0&quot;);TEXT([.S32];&quot;0&quot;);TEXT([.T32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2];&quot;0&quot;);TEXT([.X32];&quot;0&quot;);TEXT([.Y32];&quot;0&quot;);TEXT([.Z32];&quot;0&quot;);TEXT([.AA32];&quot;0&quot;);TEXT([.AB32];&quot;0&quot;);TEXT([.AC32];&quot;0&quot;);TEXT([.AD32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2];&quot;0&quot;);TEXT([.AH32];&quot;0&quot;);TEXT([.AI32];&quot;0&quot;);TEXT([.AJ32];&quot;0&quot;);TEXT([.AK32];&quot;0&quot;);TEXT([.AL32];&quot;0&quot;);TEXT([.AM32];&quot;0&quot;);TEXT([.AN32];&quot;0&quot;))" office:value-type="string" office:string-value="B00111000" calcext:value-type="string">
            <text:p>B001110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3];&quot;0&quot;);TEXT([.D33];&quot;0&quot;);TEXT([.E33];&quot;0&quot;);TEXT([.F33];&quot;0&quot;);TEXT([.G33];&quot;0&quot;);TEXT([.H33];&quot;0&quot;);TEXT([.I33];&quot;0&quot;);TEXT([.J33];&quot;0&quot;))" office:value-type="string" office:string-value="B10001001" calcext:value-type="string">
            <text:p>B10001001</text:p>
          </table:table-cell>
          <table:table-cell table:style-name="ce11" table:formula="of:=CONCATENATE(&quot;B&quot;;TEXT([.M33];&quot;0&quot;);TEXT([.N33];&quot;0&quot;);TEXT([.O33];&quot;0&quot;);TEXT([.P33];&quot;0&quot;);TEXT([.Q33];&quot;0&quot;);TEXT([.R33];&quot;0&quot;);TEXT([.S33];&quot;0&quot;);TEXT([.T33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3];&quot;0&quot;);TEXT([.X33];&quot;0&quot;);TEXT([.Y33];&quot;0&quot;);TEXT([.Z33];&quot;0&quot;);TEXT([.AA33];&quot;0&quot;);TEXT([.AB33];&quot;0&quot;);TEXT([.AC33];&quot;0&quot;);TEXT([.AD33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3];&quot;0&quot;);TEXT([.AH33];&quot;0&quot;);TEXT([.AI33];&quot;0&quot;);TEXT([.AJ33];&quot;0&quot;);TEXT([.AK33];&quot;0&quot;);TEXT([.AL33];&quot;0&quot;);TEXT([.AM33];&quot;0&quot;);TEXT([.AN33];&quot;0&quot;))" office:value-type="string" office:string-value="B00100100" calcext:value-type="string">
            <text:p>B001001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4];&quot;0&quot;);TEXT([.D34];&quot;0&quot;);TEXT([.E34];&quot;0&quot;);TEXT([.F34];&quot;0&quot;);TEXT([.G34];&quot;0&quot;);TEXT([.H34];&quot;0&quot;);TEXT([.I34];&quot;0&quot;);TEXT([.J34];&quot;0&quot;))" office:value-type="string" office:string-value="B10000001" calcext:value-type="string">
            <text:p>B10000001</text:p>
          </table:table-cell>
          <table:table-cell table:style-name="ce11" table:formula="of:=CONCATENATE(&quot;B&quot;;TEXT([.M34];&quot;0&quot;);TEXT([.N34];&quot;0&quot;);TEXT([.O34];&quot;0&quot;);TEXT([.P34];&quot;0&quot;);TEXT([.Q34];&quot;0&quot;);TEXT([.R34];&quot;0&quot;);TEXT([.S34];&quot;0&quot;);TEXT([.T34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4];&quot;0&quot;);TEXT([.X34];&quot;0&quot;);TEXT([.Y34];&quot;0&quot;);TEXT([.Z34];&quot;0&quot;);TEXT([.AA34];&quot;0&quot;);TEXT([.AB34];&quot;0&quot;);TEXT([.AC34];&quot;0&quot;);TEXT([.AD34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4];&quot;0&quot;);TEXT([.AH34];&quot;0&quot;);TEXT([.AI34];&quot;0&quot;);TEXT([.AJ34];&quot;0&quot;);TEXT([.AK34];&quot;0&quot;);TEXT([.AL34];&quot;0&quot;);TEXT([.AM34];&quot;0&quot;);TEXT([.AN34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5];&quot;0&quot;);TEXT([.D35];&quot;0&quot;);TEXT([.E35];&quot;0&quot;);TEXT([.F35];&quot;0&quot;);TEXT([.G35];&quot;0&quot;);TEXT([.H35];&quot;0&quot;);TEXT([.I35];&quot;0&quot;);TEXT([.J35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35];&quot;0&quot;);TEXT([.N35];&quot;0&quot;);TEXT([.O35];&quot;0&quot;);TEXT([.P35];&quot;0&quot;);TEXT([.Q35];&quot;0&quot;);TEXT([.R35];&quot;0&quot;);TEXT([.S35];&quot;0&quot;);TEXT([.T3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5];&quot;0&quot;);TEXT([.X35];&quot;0&quot;);TEXT([.Y35];&quot;0&quot;);TEXT([.Z35];&quot;0&quot;);TEXT([.AA35];&quot;0&quot;);TEXT([.AB35];&quot;0&quot;);TEXT([.AC35];&quot;0&quot;);TEXT([.AD35];&quot;0&quot;))" office:value-type="string" office:string-value="B00100010" calcext:value-type="string">
            <text:p>B00100010</text:p>
          </table:table-cell>
          <table:table-cell table:style-name="ce11" table:formula="of:=CONCATENATE(&quot;B&quot;;TEXT([.AG35];&quot;0&quot;);TEXT([.AH35];&quot;0&quot;);TEXT([.AI35];&quot;0&quot;);TEXT([.AJ35];&quot;0&quot;);TEXT([.AK35];&quot;0&quot;);TEXT([.AL35];&quot;0&quot;);TEXT([.AM35];&quot;0&quot;);TEXT([.AN35];&quot;0&quot;))" office:value-type="string" office:string-value="B00100010" calcext:value-type="string">
            <text:p>B001000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11" table:formula="of:=CONCATENATE(&quot;B&quot;;TEXT([.C36];&quot;0&quot;);TEXT([.D36];&quot;0&quot;);TEXT([.E36];&quot;0&quot;);TEXT([.F36];&quot;0&quot;);TEXT([.G36];&quot;0&quot;);TEXT([.H36];&quot;0&quot;);TEXT([.I36];&quot;0&quot;);TEXT([.J36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36];&quot;0&quot;);TEXT([.N36];&quot;0&quot;);TEXT([.O36];&quot;0&quot;);TEXT([.P36];&quot;0&quot;);TEXT([.Q36];&quot;0&quot;);TEXT([.R36];&quot;0&quot;);TEXT([.S36];&quot;0&quot;);TEXT([.T36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36];&quot;0&quot;);TEXT([.X36];&quot;0&quot;);TEXT([.Y36];&quot;0&quot;);TEXT([.Z36];&quot;0&quot;);TEXT([.AA36];&quot;0&quot;);TEXT([.AB36];&quot;0&quot;);TEXT([.AC36];&quot;0&quot;);TEXT([.AD36];&quot;0&quot;))" office:value-type="string" office:string-value="B00011100" calcext:value-type="string">
            <text:p>B00011100</text:p>
          </table:table-cell>
          <table:table-cell table:style-name="ce11" table:formula="of:=CONCATENATE(&quot;B&quot;;TEXT([.AG36];&quot;0&quot;);TEXT([.AH36];&quot;0&quot;);TEXT([.AI36];&quot;0&quot;);TEXT([.AJ36];&quot;0&quot;);TEXT([.AK36];&quot;0&quot;);TEXT([.AL36];&quot;0&quot;);TEXT([.AM36];&quot;0&quot;);TEXT([.AN36];&quot;0&quot;))" office:value-type="string" office:string-value="B00100010" calcext:value-type="string">
            <text:p>B00100010</text:p>
          </table:table-cell>
        </table:table-row>
        <table:table-row table:style-name="ro2" table:number-rows-repeated="1048539">
          <table:table-cell table:number-columns-repeated="45"/>
        </table:table-row>
        <table:table-row table:style-name="ro2">
          <table:table-cell table:number-columns-repeated="45"/>
        </table:table-row>
        <calcext:conditional-formats>
          <calcext:conditional-format calcext:target-range-address="'REGLAGE HEURE'.C37:'REGLAGE HEURE'.J1048576 'REGLAGE HEURE'.C1:'REGLAGE HEURE'.J14 'REGLAGE HEURE'.C25:'REGLAGE HEURE'.J2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14:'REGLAGE HEURE'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14:'REGLAGE HEURE'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M3:'REGLAGE HEURE'.T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W3:'REGLAGE HEURE'.AD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AG3:'REGLAGE HEURE'.AN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15:'REGLAGE HEURE'.J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M15:'REGLAGE HEURE'.T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W15:'REGLAGE HEURE'.AD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AG15:'REGLAGE HEURE'.AN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C27:'REGLAGE HEURE'.J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M27:'REGLAGE HEURE'.T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W27:'REGLAGE HEURE'.AD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REGLAGE HEURE'.AG27:'REGLAGE HEURE'.AN3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table table:name="INTENSIT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46"/>
        <table:table-column table:style-name="co3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2"/>
          <table:table-cell table:style-name="ce40" table:number-columns-repeated="8"/>
          <table:table-cell table:number-columns-repeated="35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8" table:number-rows-spanned="1">
            <text:p>ECRAN 3</text:p>
          </table:table-cell>
          <table:covered-table-cell table:number-columns-repeated="7" table:style-name="ce47"/>
          <table:table-cell/>
          <table:table-cell table:style-name="Default"/>
          <table:table-cell table:style-name="ce49" office:value-type="string" calcext:value-type="string" table:number-columns-spanned="8" table:number-rows-spanned="1">
            <text:p>ECRAN 2</text:p>
          </table:table-cell>
          <table:covered-table-cell table:number-columns-repeated="7" table:style-name="ce54"/>
          <table:table-cell table:number-columns-repeated="2"/>
          <table:table-cell table:style-name="ce56" office:value-type="string" calcext:value-type="string" table:number-columns-spanned="8" table:number-rows-spanned="1">
            <text:p>ECRAN 1</text:p>
          </table:table-cell>
          <table:covered-table-cell table:number-columns-repeated="7" table:style-name="ce61"/>
          <table:table-cell table:number-columns-repeated="2"/>
          <table:table-cell table:style-name="ce63" office:value-type="string" calcext:value-type="string" table:number-columns-spanned="8" table:number-rows-spanned="1">
            <text:p>ECRAN 0</text:p>
          </table:table-cell>
          <table:covered-table-cell table:number-columns-repeated="7" table:style-name="ce68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2"/>
          <table:table-cell table:style-name="ce40" table:number-columns-repeated="8"/>
          <table:table-cell/>
          <table:table-cell table:style-name="Default"/>
          <table:table-cell table:style-name="ce50" table:number-columns-repeated="8"/>
          <table:table-cell table:number-columns-repeated="2"/>
          <table:table-cell table:style-name="ce57" table:number-columns-repeated="8"/>
          <table:table-cell table:number-columns-repeated="2"/>
          <table:table-cell table:style-name="ce64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5];&quot;0&quot;);TEXT([.D5];&quot;0&quot;);TEXT([.E5];&quot;0&quot;);TEXT([.F5];&quot;0&quot;);TEXT([.G5];&quot;0&quot;);TEXT([.H5];&quot;0&quot;);TEXT([.I5];&quot;0&quot;);TEXT([.J5];&quot;0&quot;))" office:value-type="string" office:string-value="B10011001" calcext:value-type="string">
            <text:p>B10011001</text:p>
          </table:table-cell>
          <table:table-cell table:style-name="ce11" table:formula="of:=CONCATENATE(&quot;B&quot;;TEXT([.M5];&quot;0&quot;);TEXT([.N5];&quot;0&quot;);TEXT([.O5];&quot;0&quot;);TEXT([.P5];&quot;0&quot;);TEXT([.Q5];&quot;0&quot;);TEXT([.R5];&quot;0&quot;);TEXT([.S5];&quot;0&quot;);TEXT([.T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5];&quot;0&quot;);TEXT([.X5];&quot;0&quot;);TEXT([.Y5];&quot;0&quot;);TEXT([.Z5];&quot;0&quot;);TEXT([.AA5];&quot;0&quot;);TEXT([.AB5];&quot;0&quot;);TEXT([.AC5];&quot;0&quot;);TEXT([.AD5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5];&quot;0&quot;);TEXT([.AH5];&quot;0&quot;);TEXT([.AI5];&quot;0&quot;);TEXT([.AJ5];&quot;0&quot;);TEXT([.AK5];&quot;0&quot;);TEXT([.AL5];&quot;0&quot;);TEXT([.AM5];&quot;0&quot;);TEXT([.AN5];&quot;0&quot;))" office:value-type="string" office:string-value="B00000110" calcext:value-type="string">
            <text:p>B0000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6];&quot;0&quot;);TEXT([.D6];&quot;0&quot;);TEXT([.E6];&quot;0&quot;);TEXT([.F6];&quot;0&quot;);TEXT([.G6];&quot;0&quot;);TEXT([.H6];&quot;0&quot;);TEXT([.I6];&quot;0&quot;);TEXT([.J6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6];&quot;0&quot;);TEXT([.N6];&quot;0&quot;);TEXT([.O6];&quot;0&quot;);TEXT([.P6];&quot;0&quot;);TEXT([.Q6];&quot;0&quot;);TEXT([.R6];&quot;0&quot;);TEXT([.S6];&quot;0&quot;);TEXT([.T6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6];&quot;0&quot;);TEXT([.X6];&quot;0&quot;);TEXT([.Y6];&quot;0&quot;);TEXT([.Z6];&quot;0&quot;);TEXT([.AA6];&quot;0&quot;);TEXT([.AB6];&quot;0&quot;);TEXT([.AC6];&quot;0&quot;);TEXT([.AD6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6];&quot;0&quot;);TEXT([.AH6];&quot;0&quot;);TEXT([.AI6];&quot;0&quot;);TEXT([.AJ6];&quot;0&quot;);TEXT([.AK6];&quot;0&quot;);TEXT([.AL6];&quot;0&quot;);TEXT([.AM6];&quot;0&quot;);TEXT([.AN6];&quot;0&quot;))" office:value-type="string" office:string-value="B00110110" calcext:value-type="string">
            <text:p>B0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7];&quot;0&quot;);TEXT([.D7];&quot;0&quot;);TEXT([.E7];&quot;0&quot;);TEXT([.F7];&quot;0&quot;);TEXT([.G7];&quot;0&quot;);TEXT([.H7];&quot;0&quot;);TEXT([.I7];&quot;0&quot;);TEXT([.J7];&quot;0&quot;))" office:value-type="string" office:string-value="B00011000" calcext:value-type="string">
            <text:p>B00011000</text:p>
          </table:table-cell>
          <table:table-cell table:style-name="ce11" table:formula="of:=CONCATENATE(&quot;B&quot;;TEXT([.M7];&quot;0&quot;);TEXT([.N7];&quot;0&quot;);TEXT([.O7];&quot;0&quot;);TEXT([.P7];&quot;0&quot;);TEXT([.Q7];&quot;0&quot;);TEXT([.R7];&quot;0&quot;);TEXT([.S7];&quot;0&quot;);TEXT([.T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7];&quot;0&quot;);TEXT([.X7];&quot;0&quot;);TEXT([.Y7];&quot;0&quot;);TEXT([.Z7];&quot;0&quot;);TEXT([.AA7];&quot;0&quot;);TEXT([.AB7];&quot;0&quot;);TEXT([.AC7];&quot;0&quot;);TEXT([.AD7];&quot;0&quot;))" office:value-type="string" office:string-value="B00000001" calcext:value-type="string">
            <text:p>B00000001</text:p>
          </table:table-cell>
          <table:table-cell table:style-name="ce11" table:formula="of:=CONCATENATE(&quot;B&quot;;TEXT([.AG7];&quot;0&quot;);TEXT([.AH7];&quot;0&quot;);TEXT([.AI7];&quot;0&quot;);TEXT([.AJ7];&quot;0&quot;);TEXT([.AK7];&quot;0&quot;);TEXT([.AL7];&quot;0&quot;);TEXT([.AM7];&quot;0&quot;);TEXT([.AN7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8];&quot;0&quot;);TEXT([.D8];&quot;0&quot;);TEXT([.E8];&quot;0&quot;);TEXT([.F8];&quot;0&quot;);TEXT([.G8];&quot;0&quot;);TEXT([.H8];&quot;0&quot;);TEXT([.I8];&quot;0&quot;);TEXT([.J8];&quot;0&quot;))" office:value-type="string" office:string-value="B10111101" calcext:value-type="string">
            <text:p>B10111101</text:p>
          </table:table-cell>
          <table:table-cell table:style-name="ce11" table:formula="of:=CONCATENATE(&quot;B&quot;;TEXT([.M8];&quot;0&quot;);TEXT([.N8];&quot;0&quot;);TEXT([.O8];&quot;0&quot;);TEXT([.P8];&quot;0&quot;);TEXT([.Q8];&quot;0&quot;);TEXT([.R8];&quot;0&quot;);TEXT([.S8];&quot;0&quot;);TEXT([.T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8];&quot;0&quot;);TEXT([.X8];&quot;0&quot;);TEXT([.Y8];&quot;0&quot;);TEXT([.Z8];&quot;0&quot;);TEXT([.AA8];&quot;0&quot;);TEXT([.AB8];&quot;0&quot;);TEXT([.AC8];&quot;0&quot;);TEXT([.AD8];&quot;0&quot;))" office:value-type="string" office:string-value="B00001101" calcext:value-type="string">
            <text:p>B00001101</text:p>
          </table:table-cell>
          <table:table-cell table:style-name="ce11" table:formula="of:=CONCATENATE(&quot;B&quot;;TEXT([.AG8];&quot;0&quot;);TEXT([.AH8];&quot;0&quot;);TEXT([.AI8];&quot;0&quot;);TEXT([.AJ8];&quot;0&quot;);TEXT([.AK8];&quot;0&quot;);TEXT([.AL8];&quot;0&quot;);TEXT([.AM8];&quot;0&quot;);TEXT([.AN8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9];&quot;0&quot;);TEXT([.D9];&quot;0&quot;);TEXT([.E9];&quot;0&quot;);TEXT([.F9];&quot;0&quot;);TEXT([.G9];&quot;0&quot;);TEXT([.H9];&quot;0&quot;);TEXT([.I9];&quot;0&quot;);TEXT([.J9];&quot;0&quot;))" office:value-type="string" office:string-value="B10111101" calcext:value-type="string">
            <text:p>B10111101</text:p>
          </table:table-cell>
          <table:table-cell table:style-name="ce11" table:formula="of:=CONCATENATE(&quot;B&quot;;TEXT([.M9];&quot;0&quot;);TEXT([.N9];&quot;0&quot;);TEXT([.O9];&quot;0&quot;);TEXT([.P9];&quot;0&quot;);TEXT([.Q9];&quot;0&quot;);TEXT([.R9];&quot;0&quot;);TEXT([.S9];&quot;0&quot;);TEXT([.T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9];&quot;0&quot;);TEXT([.X9];&quot;0&quot;);TEXT([.Y9];&quot;0&quot;);TEXT([.Z9];&quot;0&quot;);TEXT([.AA9];&quot;0&quot;);TEXT([.AB9];&quot;0&quot;);TEXT([.AC9];&quot;0&quot;);TEXT([.AD9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9];&quot;0&quot;);TEXT([.AH9];&quot;0&quot;);TEXT([.AI9];&quot;0&quot;);TEXT([.AJ9];&quot;0&quot;);TEXT([.AK9];&quot;0&quot;);TEXT([.AL9];&quot;0&quot;);TEXT([.AM9];&quot;0&quot;);TEXT([.AN9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10];&quot;0&quot;);TEXT([.D10];&quot;0&quot;);TEXT([.E10];&quot;0&quot;);TEXT([.F10];&quot;0&quot;);TEXT([.G10];&quot;0&quot;);TEXT([.H10];&quot;0&quot;);TEXT([.I10];&quot;0&quot;);TEXT([.J10];&quot;0&quot;))" office:value-type="string" office:string-value="B00011000" calcext:value-type="string">
            <text:p>B00011000</text:p>
          </table:table-cell>
          <table:table-cell table:style-name="ce11" table:formula="of:=CONCATENATE(&quot;B&quot;;TEXT([.M10];&quot;0&quot;);TEXT([.N10];&quot;0&quot;);TEXT([.O10];&quot;0&quot;);TEXT([.P10];&quot;0&quot;);TEXT([.Q10];&quot;0&quot;);TEXT([.R10];&quot;0&quot;);TEXT([.S10];&quot;0&quot;);TEXT([.T10];&quot;0&quot;))" office:value-type="string" office:string-value="B00000011" calcext:value-type="string">
            <text:p>B00000011</text:p>
          </table:table-cell>
          <table:table-cell table:style-name="ce11" table:formula="of:=CONCATENATE(&quot;B&quot;;TEXT([.W10];&quot;0&quot;);TEXT([.X10];&quot;0&quot;);TEXT([.Y10];&quot;0&quot;);TEXT([.Z10];&quot;0&quot;);TEXT([.AA10];&quot;0&quot;);TEXT([.AB10];&quot;0&quot;);TEXT([.AC10];&quot;0&quot;);TEXT([.AD10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10];&quot;0&quot;);TEXT([.AH10];&quot;0&quot;);TEXT([.AI10];&quot;0&quot;);TEXT([.AJ10];&quot;0&quot;);TEXT([.AK10];&quot;0&quot;);TEXT([.AL10];&quot;0&quot;);TEXT([.AM10];&quot;0&quot;);TEXT([.AN10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11];&quot;0&quot;);TEXT([.D11];&quot;0&quot;);TEXT([.E11];&quot;0&quot;);TEXT([.F11];&quot;0&quot;);TEXT([.G11];&quot;0&quot;);TEXT([.H11];&quot;0&quot;);TEXT([.I11];&quot;0&quot;);TEXT([.J11];&quot;0&quot;))" office:value-type="string" office:string-value="B01000010" calcext:value-type="string">
            <text:p>B01000010</text:p>
          </table:table-cell>
          <table:table-cell table:style-name="ce11" table:formula="of:=CONCATENATE(&quot;B&quot;;TEXT([.M11];&quot;0&quot;);TEXT([.N11];&quot;0&quot;);TEXT([.O11];&quot;0&quot;);TEXT([.P11];&quot;0&quot;);TEXT([.Q11];&quot;0&quot;);TEXT([.R11];&quot;0&quot;);TEXT([.S11];&quot;0&quot;);TEXT([.T11];&quot;0&quot;))" office:value-type="string" office:string-value="B00011011" calcext:value-type="string">
            <text:p>B00011011</text:p>
          </table:table-cell>
          <table:table-cell table:style-name="ce11" table:formula="of:=CONCATENATE(&quot;B&quot;;TEXT([.W11];&quot;0&quot;);TEXT([.X11];&quot;0&quot;);TEXT([.Y11];&quot;0&quot;);TEXT([.Z11];&quot;0&quot;);TEXT([.AA11];&quot;0&quot;);TEXT([.AB11];&quot;0&quot;);TEXT([.AC11];&quot;0&quot;);TEXT([.AD11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11];&quot;0&quot;);TEXT([.AH11];&quot;0&quot;);TEXT([.AI11];&quot;0&quot;);TEXT([.AJ11];&quot;0&quot;);TEXT([.AK11];&quot;0&quot;);TEXT([.AL11];&quot;0&quot;);TEXT([.AM11];&quot;0&quot;);TEXT([.AN11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11" table:formula="of:=CONCATENATE(&quot;B&quot;;TEXT([.C12];&quot;0&quot;);TEXT([.D12];&quot;0&quot;);TEXT([.E12];&quot;0&quot;);TEXT([.F12];&quot;0&quot;);TEXT([.G12];&quot;0&quot;);TEXT([.H12];&quot;0&quot;);TEXT([.I12];&quot;0&quot;);TEXT([.J12];&quot;0&quot;))" office:value-type="string" office:string-value="B10011001" calcext:value-type="string">
            <text:p>B10011001</text:p>
          </table:table-cell>
          <table:table-cell table:style-name="ce11" table:formula="of:=CONCATENATE(&quot;B&quot;;TEXT([.M12];&quot;0&quot;);TEXT([.N12];&quot;0&quot;);TEXT([.O12];&quot;0&quot;);TEXT([.P12];&quot;0&quot;);TEXT([.Q12];&quot;0&quot;);TEXT([.R12];&quot;0&quot;);TEXT([.S12];&quot;0&quot;);TEXT([.T12];&quot;0&quot;))" office:value-type="string" office:string-value="B11011011" calcext:value-type="string">
            <text:p>B11011011</text:p>
          </table:table-cell>
          <table:table-cell table:style-name="ce11" table:formula="of:=CONCATENATE(&quot;B&quot;;TEXT([.W12];&quot;0&quot;);TEXT([.X12];&quot;0&quot;);TEXT([.Y12];&quot;0&quot;);TEXT([.Z12];&quot;0&quot;);TEXT([.AA12];&quot;0&quot;);TEXT([.AB12];&quot;0&quot;);TEXT([.AC12];&quot;0&quot;);TEXT([.AD12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12];&quot;0&quot;);TEXT([.AH12];&quot;0&quot;);TEXT([.AI12];&quot;0&quot;);TEXT([.AJ12];&quot;0&quot;);TEXT([.AK12];&quot;0&quot;);TEXT([.AL12];&quot;0&quot;);TEXT([.AM12];&quot;0&quot;);TEXT([.AN12];&quot;0&quot;))" office:value-type="string" office:string-value="B10110110" calcext:value-type="string">
            <text:p>B10110110</text:p>
          </table:table-cell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35"/>
        </table:table-row>
        <table:table-row table:style-name="ro2">
          <table:table-cell table:number-columns-repeated="2"/>
          <table:table-cell table:style-name="ce42" table:number-columns-repeated="8"/>
          <table:table-cell table:number-columns-repeated="3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8" table:number-rows-spanned="1">
            <text:p>ECRAN 3</text:p>
          </table:table-cell>
          <table:covered-table-cell table:number-columns-repeated="7" table:style-name="ce48"/>
          <table:table-cell/>
          <table:table-cell table:style-name="Default"/>
          <table:table-cell table:style-name="ce51" office:value-type="string" calcext:value-type="string" table:number-columns-spanned="8" table:number-rows-spanned="1">
            <text:p>ECRAN 2</text:p>
          </table:table-cell>
          <table:covered-table-cell table:number-columns-repeated="7" table:style-name="ce55"/>
          <table:table-cell table:number-columns-repeated="2"/>
          <table:table-cell table:style-name="ce58" office:value-type="string" calcext:value-type="string" table:number-columns-spanned="8" table:number-rows-spanned="1">
            <text:p>ECRAN 1</text:p>
          </table:table-cell>
          <table:covered-table-cell table:number-columns-repeated="7" table:style-name="ce62"/>
          <table:table-cell table:number-columns-repeated="2"/>
          <table:table-cell table:style-name="ce65" office:value-type="string" calcext:value-type="string" table:number-columns-spanned="8" table:number-rows-spanned="1">
            <text:p>ECRAN 0</text:p>
          </table:table-cell>
          <table:covered-table-cell table:number-columns-repeated="7" table:style-name="ce69"/>
          <table:table-cell/>
          <table:table-cell table:style-name="ce39" office:value-type="string" calcext:value-type="string">
            <text:p>ECRAN 3</text:p>
          </table:table-cell>
          <table:table-cell table:style-name="ce39" office:value-type="string" calcext:value-type="string">
            <text:p>ECRAN 2</text:p>
          </table:table-cell>
          <table:table-cell table:style-name="ce39" office:value-type="string" calcext:value-type="string">
            <text:p>ECRAN 1</text:p>
          </table:table-cell>
          <table:table-cell table:style-name="ce39" office:value-type="string" calcext:value-type="string">
            <text:p>ECRAN 0</text:p>
          </table:table-cell>
        </table:table-row>
        <table:table-row table:style-name="ro1">
          <table:table-cell table:number-columns-repeated="2"/>
          <table:table-cell table:style-name="ce44" table:number-columns-repeated="8"/>
          <table:table-cell/>
          <table:table-cell table:style-name="Default"/>
          <table:table-cell table:style-name="ce52" table:number-columns-repeated="8"/>
          <table:table-cell table:number-columns-repeated="2"/>
          <table:table-cell table:style-name="ce59" table:number-columns-repeated="8"/>
          <table:table-cell table:number-columns-repeated="2"/>
          <table:table-cell table:style-name="ce66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17];&quot;0&quot;);TEXT([.D17];&quot;0&quot;);TEXT([.E17];&quot;0&quot;);TEXT([.F17];&quot;0&quot;);TEXT([.G17];&quot;0&quot;);TEXT([.H17];&quot;0&quot;);TEXT([.I17];&quot;0&quot;);TEXT([.J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M17];&quot;0&quot;);TEXT([.N17];&quot;0&quot;);TEXT([.O17];&quot;0&quot;);TEXT([.P17];&quot;0&quot;);TEXT([.Q17];&quot;0&quot;);TEXT([.R17];&quot;0&quot;);TEXT([.S17];&quot;0&quot;);TEXT([.T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7];&quot;0&quot;);TEXT([.X17];&quot;0&quot;);TEXT([.Y17];&quot;0&quot;);TEXT([.Z17];&quot;0&quot;);TEXT([.AA17];&quot;0&quot;);TEXT([.AB17];&quot;0&quot;);TEXT([.AC17];&quot;0&quot;);TEXT([.AD17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17];&quot;0&quot;);TEXT([.AH17];&quot;0&quot;);TEXT([.AI17];&quot;0&quot;);TEXT([.AJ17];&quot;0&quot;);TEXT([.AK17];&quot;0&quot;);TEXT([.AL17];&quot;0&quot;);TEXT([.AM17];&quot;0&quot;);TEXT([.AN17];&quot;0&quot;))" office:value-type="string" office:string-value="B00000110" calcext:value-type="string">
            <text:p>B0000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18];&quot;0&quot;);TEXT([.D18];&quot;0&quot;);TEXT([.E18];&quot;0&quot;);TEXT([.F18];&quot;0&quot;);TEXT([.G18];&quot;0&quot;);TEXT([.H18];&quot;0&quot;);TEXT([.I18];&quot;0&quot;);TEXT([.J18];&quot;0&quot;))" office:value-type="string" office:string-value="B01011010" calcext:value-type="string">
            <text:p>B01011010</text:p>
          </table:table-cell>
          <table:table-cell table:style-name="ce11" table:formula="of:=CONCATENATE(&quot;B&quot;;TEXT([.M18];&quot;0&quot;);TEXT([.N18];&quot;0&quot;);TEXT([.O18];&quot;0&quot;);TEXT([.P18];&quot;0&quot;);TEXT([.Q18];&quot;0&quot;);TEXT([.R18];&quot;0&quot;);TEXT([.S18];&quot;0&quot;);TEXT([.T1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8];&quot;0&quot;);TEXT([.X18];&quot;0&quot;);TEXT([.Y18];&quot;0&quot;);TEXT([.Z18];&quot;0&quot;);TEXT([.AA18];&quot;0&quot;);TEXT([.AB18];&quot;0&quot;);TEXT([.AC18];&quot;0&quot;);TEXT([.AD18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AG18];&quot;0&quot;);TEXT([.AH18];&quot;0&quot;);TEXT([.AI18];&quot;0&quot;);TEXT([.AJ18];&quot;0&quot;);TEXT([.AK18];&quot;0&quot;);TEXT([.AL18];&quot;0&quot;);TEXT([.AM18];&quot;0&quot;);TEXT([.AN18];&quot;0&quot;))" office:value-type="string" office:string-value="B00110110" calcext:value-type="string">
            <text:p>B0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19];&quot;0&quot;);TEXT([.D19];&quot;0&quot;);TEXT([.E19];&quot;0&quot;);TEXT([.F19];&quot;0&quot;);TEXT([.G19];&quot;0&quot;);TEXT([.H19];&quot;0&quot;);TEXT([.I19];&quot;0&quot;);TEXT([.J19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19];&quot;0&quot;);TEXT([.N19];&quot;0&quot;);TEXT([.O19];&quot;0&quot;);TEXT([.P19];&quot;0&quot;);TEXT([.Q19];&quot;0&quot;);TEXT([.R19];&quot;0&quot;);TEXT([.S19];&quot;0&quot;);TEXT([.T19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19];&quot;0&quot;);TEXT([.X19];&quot;0&quot;);TEXT([.Y19];&quot;0&quot;);TEXT([.Z19];&quot;0&quot;);TEXT([.AA19];&quot;0&quot;);TEXT([.AB19];&quot;0&quot;);TEXT([.AC19];&quot;0&quot;);TEXT([.AD19];&quot;0&quot;))" office:value-type="string" office:string-value="B00000001" calcext:value-type="string">
            <text:p>B00000001</text:p>
          </table:table-cell>
          <table:table-cell table:style-name="ce11" table:formula="of:=CONCATENATE(&quot;B&quot;;TEXT([.AG19];&quot;0&quot;);TEXT([.AH19];&quot;0&quot;);TEXT([.AI19];&quot;0&quot;);TEXT([.AJ19];&quot;0&quot;);TEXT([.AK19];&quot;0&quot;);TEXT([.AL19];&quot;0&quot;);TEXT([.AM19];&quot;0&quot;);TEXT([.AN19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6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20];&quot;0&quot;);TEXT([.D20];&quot;0&quot;);TEXT([.E20];&quot;0&quot;);TEXT([.F20];&quot;0&quot;);TEXT([.G20];&quot;0&quot;);TEXT([.H20];&quot;0&quot;);TEXT([.I20];&quot;0&quot;);TEXT([.J20];&quot;0&quot;))" office:value-type="string" office:string-value="B01111110" calcext:value-type="string">
            <text:p>B01111110</text:p>
          </table:table-cell>
          <table:table-cell table:style-name="ce11" table:formula="of:=CONCATENATE(&quot;B&quot;;TEXT([.M20];&quot;0&quot;);TEXT([.N20];&quot;0&quot;);TEXT([.O20];&quot;0&quot;);TEXT([.P20];&quot;0&quot;);TEXT([.Q20];&quot;0&quot;);TEXT([.R20];&quot;0&quot;);TEXT([.S20];&quot;0&quot;);TEXT([.T20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0];&quot;0&quot;);TEXT([.X20];&quot;0&quot;);TEXT([.Y20];&quot;0&quot;);TEXT([.Z20];&quot;0&quot;);TEXT([.AA20];&quot;0&quot;);TEXT([.AB20];&quot;0&quot;);TEXT([.AC20];&quot;0&quot;);TEXT([.AD20];&quot;0&quot;))" office:value-type="string" office:string-value="B00001101" calcext:value-type="string">
            <text:p>B00001101</text:p>
          </table:table-cell>
          <table:table-cell table:style-name="ce11" table:formula="of:=CONCATENATE(&quot;B&quot;;TEXT([.AG20];&quot;0&quot;);TEXT([.AH20];&quot;0&quot;);TEXT([.AI20];&quot;0&quot;);TEXT([.AJ20];&quot;0&quot;);TEXT([.AK20];&quot;0&quot;);TEXT([.AL20];&quot;0&quot;);TEXT([.AM20];&quot;0&quot;);TEXT([.AN20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6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21];&quot;0&quot;);TEXT([.D21];&quot;0&quot;);TEXT([.E21];&quot;0&quot;);TEXT([.F21];&quot;0&quot;);TEXT([.G21];&quot;0&quot;);TEXT([.H21];&quot;0&quot;);TEXT([.I21];&quot;0&quot;);TEXT([.J21];&quot;0&quot;))" office:value-type="string" office:string-value="B01111110" calcext:value-type="string">
            <text:p>B01111110</text:p>
          </table:table-cell>
          <table:table-cell table:style-name="ce11" table:formula="of:=CONCATENATE(&quot;B&quot;;TEXT([.M21];&quot;0&quot;);TEXT([.N21];&quot;0&quot;);TEXT([.O21];&quot;0&quot;);TEXT([.P21];&quot;0&quot;);TEXT([.Q21];&quot;0&quot;);TEXT([.R21];&quot;0&quot;);TEXT([.S21];&quot;0&quot;);TEXT([.T21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W21];&quot;0&quot;);TEXT([.X21];&quot;0&quot;);TEXT([.Y21];&quot;0&quot;);TEXT([.Z21];&quot;0&quot;);TEXT([.AA21];&quot;0&quot;);TEXT([.AB21];&quot;0&quot;);TEXT([.AC21];&quot;0&quot;);TEXT([.AD21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21];&quot;0&quot;);TEXT([.AH21];&quot;0&quot;);TEXT([.AI21];&quot;0&quot;);TEXT([.AJ21];&quot;0&quot;);TEXT([.AK21];&quot;0&quot;);TEXT([.AL21];&quot;0&quot;);TEXT([.AM21];&quot;0&quot;);TEXT([.AN21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6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22];&quot;0&quot;);TEXT([.D22];&quot;0&quot;);TEXT([.E22];&quot;0&quot;);TEXT([.F22];&quot;0&quot;);TEXT([.G22];&quot;0&quot;);TEXT([.H22];&quot;0&quot;);TEXT([.I22];&quot;0&quot;);TEXT([.J22];&quot;0&quot;))" office:value-type="string" office:string-value="B00111100" calcext:value-type="string">
            <text:p>B00111100</text:p>
          </table:table-cell>
          <table:table-cell table:style-name="ce11" table:formula="of:=CONCATENATE(&quot;B&quot;;TEXT([.M22];&quot;0&quot;);TEXT([.N22];&quot;0&quot;);TEXT([.O22];&quot;0&quot;);TEXT([.P22];&quot;0&quot;);TEXT([.Q22];&quot;0&quot;);TEXT([.R22];&quot;0&quot;);TEXT([.S22];&quot;0&quot;);TEXT([.T22];&quot;0&quot;))" office:value-type="string" office:string-value="B00000011" calcext:value-type="string">
            <text:p>B00000011</text:p>
          </table:table-cell>
          <table:table-cell table:style-name="ce11" table:formula="of:=CONCATENATE(&quot;B&quot;;TEXT([.W22];&quot;0&quot;);TEXT([.X22];&quot;0&quot;);TEXT([.Y22];&quot;0&quot;);TEXT([.Z22];&quot;0&quot;);TEXT([.AA22];&quot;0&quot;);TEXT([.AB22];&quot;0&quot;);TEXT([.AC22];&quot;0&quot;);TEXT([.AD22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22];&quot;0&quot;);TEXT([.AH22];&quot;0&quot;);TEXT([.AI22];&quot;0&quot;);TEXT([.AJ22];&quot;0&quot;);TEXT([.AK22];&quot;0&quot;);TEXT([.AL22];&quot;0&quot;);TEXT([.AM22];&quot;0&quot;);TEXT([.AN22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23];&quot;0&quot;);TEXT([.D23];&quot;0&quot;);TEXT([.E23];&quot;0&quot;);TEXT([.F23];&quot;0&quot;);TEXT([.G23];&quot;0&quot;);TEXT([.H23];&quot;0&quot;);TEXT([.I23];&quot;0&quot;);TEXT([.J23];&quot;0&quot;))" office:value-type="string" office:string-value="B01011010" calcext:value-type="string">
            <text:p>B01011010</text:p>
          </table:table-cell>
          <table:table-cell table:style-name="ce11" table:formula="of:=CONCATENATE(&quot;B&quot;;TEXT([.M23];&quot;0&quot;);TEXT([.N23];&quot;0&quot;);TEXT([.O23];&quot;0&quot;);TEXT([.P23];&quot;0&quot;);TEXT([.Q23];&quot;0&quot;);TEXT([.R23];&quot;0&quot;);TEXT([.S23];&quot;0&quot;);TEXT([.T23];&quot;0&quot;))" office:value-type="string" office:string-value="B00011011" calcext:value-type="string">
            <text:p>B00011011</text:p>
          </table:table-cell>
          <table:table-cell table:style-name="ce11" table:formula="of:=CONCATENATE(&quot;B&quot;;TEXT([.W23];&quot;0&quot;);TEXT([.X23];&quot;0&quot;);TEXT([.Y23];&quot;0&quot;);TEXT([.Z23];&quot;0&quot;);TEXT([.AA23];&quot;0&quot;);TEXT([.AB23];&quot;0&quot;);TEXT([.AC23];&quot;0&quot;);TEXT([.AD23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23];&quot;0&quot;);TEXT([.AH23];&quot;0&quot;);TEXT([.AI23];&quot;0&quot;);TEXT([.AJ23];&quot;0&quot;);TEXT([.AK23];&quot;0&quot;);TEXT([.AL23];&quot;0&quot;);TEXT([.AM23];&quot;0&quot;);TEXT([.AN23];&quot;0&quot;))" office:value-type="string" office:string-value="B10110110" calcext:value-type="string">
            <text:p>B10110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B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11" table:formula="of:=CONCATENATE(&quot;B&quot;;TEXT([.C24];&quot;0&quot;);TEXT([.D24];&quot;0&quot;);TEXT([.E24];&quot;0&quot;);TEXT([.F24];&quot;0&quot;);TEXT([.G24];&quot;0&quot;);TEXT([.H24];&quot;0&quot;);TEXT([.I24];&quot;0&quot;);TEXT([.J24];&quot;0&quot;))" office:value-type="string" office:string-value="B00000000" calcext:value-type="string">
            <text:p>B00000000</text:p>
          </table:table-cell>
          <table:table-cell table:style-name="ce11" table:formula="of:=CONCATENATE(&quot;B&quot;;TEXT([.M24];&quot;0&quot;);TEXT([.N24];&quot;0&quot;);TEXT([.O24];&quot;0&quot;);TEXT([.P24];&quot;0&quot;);TEXT([.Q24];&quot;0&quot;);TEXT([.R24];&quot;0&quot;);TEXT([.S24];&quot;0&quot;);TEXT([.T24];&quot;0&quot;))" office:value-type="string" office:string-value="B11011011" calcext:value-type="string">
            <text:p>B11011011</text:p>
          </table:table-cell>
          <table:table-cell table:style-name="ce11" table:formula="of:=CONCATENATE(&quot;B&quot;;TEXT([.W24];&quot;0&quot;);TEXT([.X24];&quot;0&quot;);TEXT([.Y24];&quot;0&quot;);TEXT([.Z24];&quot;0&quot;);TEXT([.AA24];&quot;0&quot;);TEXT([.AB24];&quot;0&quot;);TEXT([.AC24];&quot;0&quot;);TEXT([.AD24];&quot;0&quot;))" office:value-type="string" office:string-value="B01101101" calcext:value-type="string">
            <text:p>B01101101</text:p>
          </table:table-cell>
          <table:table-cell table:style-name="ce11" table:formula="of:=CONCATENATE(&quot;B&quot;;TEXT([.AG24];&quot;0&quot;);TEXT([.AH24];&quot;0&quot;);TEXT([.AI24];&quot;0&quot;);TEXT([.AJ24];&quot;0&quot;);TEXT([.AK24];&quot;0&quot;);TEXT([.AL24];&quot;0&quot;);TEXT([.AM24];&quot;0&quot;);TEXT([.AN24];&quot;0&quot;))" office:value-type="string" office:string-value="B10110110" calcext:value-type="string">
            <text:p>B10110110</text:p>
          </table:table-cell>
        </table:table-row>
        <table:table-row table:style-name="ro2" table:number-rows-repeated="2">
          <table:table-cell table:number-columns-repeated="2"/>
          <table:table-cell table:style-name="ce40" table:number-columns-repeated="8"/>
          <table:table-cell table:number-columns-repeated="35"/>
        </table:table-row>
        <table:table-row table:style-name="ro2" table:number-rows-repeated="1048549">
          <table:table-cell table:number-columns-repeated="45"/>
        </table:table-row>
        <table:table-row table:style-name="ro2">
          <table:table-cell table:number-columns-repeated="45"/>
        </table:table-row>
        <calcext:conditional-formats>
          <calcext:conditional-format calcext:target-range-address="INTENSITE.C25:INTENSITE.J1048576 INTENSITE.C1:INTENSITE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C14:INTENSITE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C14:INTENSITE.J1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M3:INTENSITE.T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W3:INTENSITE.AD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AG3:INTENSITE.AN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C15:INTENSITE.J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M15:INTENSITE.T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W15:INTENSITE.AD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AG15:INTENSITE.AN1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C17:INTENSITE.J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M17:INTENSITE.T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W17:INTENSITE.AD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INTENSITE.AG17:INTENSITE.AN2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9:17:49.620405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37:59.700542765</meta:creation-date>
    <dc:date>2018-03-10T19:35:44.969341879</dc:date>
    <meta:editing-duration>PT13H32M23S</meta:editing-duration>
    <meta:editing-cycles>64</meta:editing-cycles>
    <meta:generator>LibreOffice/5.2.7.2$Linux_ARM_EABI LibreOffice_project/20m0$Build-2</meta:generator>
    <meta:document-statistic meta:table-count="2" meta:cell-count="1640" meta:object-count="0"/>
  </office:meta>
</office:document-meta>
</file>